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668462"/>
          <table:table-cell office:value-type="float" office:value="0.045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219.0"/>
          <table:table-cell office:value-type="float" office:value="285.0"/>
          <table:table-cell office:value-type="float" office:value="849.0"/>
          <table:table-cell office:value-type="float" office:value="2454.0"/>
          <table:table-cell office:value-type="float" office:value="117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1.0"/>
          <table:table-cell office:value-type="float" office:value="5283.0"/>
          <table:table-cell office:value-type="float" office:value="4623.0"/>
          <table:table-cell office:value-type="float" office:value="3161.0"/>
          <table:table-cell office:value-type="float" office:value="2159.0"/>
          <table:table-cell office:value-type="float" office:value="9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649961"/>
          <table:table-cell office:value-type="float" office:value="0.03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73.0"/>
          <table:table-cell office:value-type="float" office:value="951.0"/>
          <table:table-cell office:value-type="float" office:value="2836.0"/>
          <table:table-cell office:value-type="float" office:value="117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3.0"/>
          <table:table-cell office:value-type="float" office:value="5233.0"/>
          <table:table-cell office:value-type="float" office:value="4573.0"/>
          <table:table-cell office:value-type="float" office:value="3157.0"/>
          <table:table-cell office:value-type="float" office:value="2159.0"/>
          <table:table-cell office:value-type="float" office:value="9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657446"/>
          <table:table-cell office:value-type="float" office:value="0.04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156.0"/>
          <table:table-cell office:value-type="float" office:value="219.0"/>
          <table:table-cell office:value-type="float" office:value="1045.0"/>
          <table:table-cell office:value-type="float" office:value="3188.0"/>
          <table:table-cell office:value-type="float" office:value="117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5.0"/>
          <table:table-cell office:value-type="float" office:value="5187.0"/>
          <table:table-cell office:value-type="float" office:value="4527.0"/>
          <table:table-cell office:value-type="float" office:value="3153.0"/>
          <table:table-cell office:value-type="float" office:value="2159.0"/>
          <table:table-cell office:value-type="float" office:value="9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